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Inconsolata" svg:font-family="Inconsolata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use-window-font-color="true" style:font-name="Roboto" officeooo:rsid="001ebdc0" officeooo:paragraph-rsid="001ebdc0" fo:background-color="transparent"/>
    </style:style>
    <style:style style:name="P2" style:family="paragraph" style:parent-style-name="Standard">
      <style:paragraph-properties fo:text-align="start" style:justify-single-word="false"/>
      <style:text-properties style:use-window-font-color="true" style:font-name="Roboto" fo:font-size="14pt" fo:font-style="normal" officeooo:rsid="001ebdc0" officeooo:paragraph-rsid="001ebdc0" fo:background-color="transparent" style:font-size-asian="14pt" style:font-style-asian="normal" style:font-size-complex="14pt" style:font-style-complex="normal"/>
    </style:style>
    <style:style style:name="P3" style:family="paragraph" style:parent-style-name="Standard">
      <style:paragraph-properties fo:text-align="start" style:justify-single-word="false"/>
      <style:text-properties style:use-window-font-color="true" style:font-name="Roboto" fo:font-size="14pt" fo:font-style="normal" fo:font-weight="bold" officeooo:rsid="00262f08" officeooo:paragraph-rsid="00262f08" fo:background-color="transparent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text-align="start" style:justify-single-word="false"/>
      <style:text-properties style:use-window-font-color="true" style:font-name="Roboto" fo:font-size="14pt" fo:font-style="normal" fo:font-weight="bold" officeooo:rsid="0027f667" officeooo:paragraph-rsid="0027f667" fo:background-color="transparent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bold" officeooo:rsid="00242391" officeooo:paragraph-rsid="00242391" fo:background-color="transparent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bold" officeooo:rsid="001fd2c1" officeooo:paragraph-rsid="001fd2c1" fo:background-color="transparent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bold" officeooo:rsid="002029a4" officeooo:paragraph-rsid="0022fb14" fo:background-color="transparent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bold" officeooo:rsid="0023cea0" officeooo:paragraph-rsid="0023cea0" fo:background-color="transparent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7f667" officeooo:paragraph-rsid="0027f667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use-window-font-color="true" officeooo:paragraph-rsid="0023cea0" fo:background-color="transparent"/>
    </style:style>
    <style:style style:name="P11" style:family="paragraph" style:parent-style-name="Standard">
      <style:paragraph-properties fo:text-align="start" style:justify-single-word="false"/>
      <style:text-properties style:use-window-font-color="true" style:font-name="Inconsolata" officeooo:paragraph-rsid="00242391" fo:background-color="transparent"/>
    </style:style>
    <style:style style:name="P12" style:family="paragraph" style:parent-style-name="Standard">
      <style:paragraph-properties fo:text-align="start" style:justify-single-word="false"/>
      <style:text-properties style:use-window-font-color="true" style:font-name="Inconsolata" officeooo:paragraph-rsid="00254f24" fo:background-color="transparent"/>
    </style:style>
    <style:style style:name="P13" style:family="paragraph" style:parent-style-name="Standard">
      <style:paragraph-properties fo:text-align="start" style:justify-single-word="false"/>
      <style:text-properties style:use-window-font-color="true" style:font-name="Inconsolata" officeooo:rsid="00242391" officeooo:paragraph-rsid="00254f24" fo:background-color="transparent"/>
    </style:style>
    <style:style style:name="P14" style:family="paragraph" style:parent-style-name="Standard">
      <style:paragraph-properties fo:text-align="start" style:justify-single-word="false"/>
      <style:text-properties style:use-window-font-color="true" style:font-name="Inconsolata" fo:font-size="12pt" fo:font-weight="bold" officeooo:rsid="001ebdc0" officeooo:paragraph-rsid="001fd2c1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bold" officeooo:rsid="001ebdc0" officeooo:paragraph-rsid="001ebdc0" fo:background-color="transparent" style:font-size-asian="12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bold" officeooo:rsid="001ebdc0" officeooo:paragraph-rsid="001fd2c1" fo:background-color="transparent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1fd2c1" officeooo:paragraph-rsid="001fd2c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1fd2c1" officeooo:paragraph-rsid="002029a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1fd2c1" officeooo:paragraph-rsid="001ebdc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Inconsolata" fo:font-size="14pt" fo:font-style="normal" fo:font-weight="bold" officeooo:rsid="00262f08" officeooo:paragraph-rsid="00262f08" fo:background-color="transparent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use-window-font-color="true" officeooo:paragraph-rsid="0027f667"/>
    </style:style>
    <style:style style:name="P22" style:family="paragraph" style:parent-style-name="Standard">
      <style:paragraph-properties fo:text-align="start" style:justify-single-word="false"/>
      <style:text-properties style:use-window-font-color="true" officeooo:paragraph-rsid="00296179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Roboto" fo:font-style="italic" officeooo:rsid="001ebdc0" officeooo:paragraph-rsid="001ebdc0" fo:background-color="transparent" style:font-style-asian="italic" style:font-style-complex="italic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Roboto" fo:font-size="14pt" fo:font-style="italic" fo:font-weight="bold" officeooo:rsid="001ebdc0" officeooo:paragraph-rsid="001ebdc0" fo:background-color="transparent" style:font-size-asian="14pt" style:font-style-asian="italic" style:font-weight-asian="bold" style:font-size-complex="14pt" style:font-style-complex="italic" style:font-weight-complex="bold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Roboto" fo:font-size="14pt" fo:font-style="italic" fo:font-weight="bold" officeooo:rsid="001ebdc0" officeooo:paragraph-rsid="0027f667" fo:background-color="transparent" style:font-size-asian="14pt" style:font-style-asian="italic" style:font-weight-asian="bold" style:font-size-complex="14pt" style:font-style-complex="italic" style:font-weight-complex="bold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Roboto" fo:font-size="14pt" fo:font-style="italic" fo:font-weight="bold" officeooo:rsid="00242391" officeooo:paragraph-rsid="00242391" fo:background-color="transparent" style:font-size-asian="14pt" style:font-style-asian="italic" style:font-weight-asian="bold" style:font-size-complex="14pt" style:font-style-complex="italic" style:font-weight-complex="bold"/>
    </style:style>
    <style:style style:name="P27" style:family="paragraph" style:parent-style-name="Standard">
      <style:paragraph-properties fo:text-align="start" style:justify-single-word="false"/>
      <style:text-properties style:use-window-font-color="true" style:font-name="Roboto" fo:font-size="14pt" fo:font-style="italic" fo:font-weight="bold" officeooo:rsid="001fd2c1" officeooo:paragraph-rsid="001fd2c1" fo:background-color="transparent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Standard">
      <style:paragraph-properties fo:text-align="start" style:justify-single-word="false"/>
      <style:text-properties style:use-window-font-color="true" style:font-name="Roboto" fo:font-size="14pt" fo:font-style="normal" fo:font-weight="bold" officeooo:rsid="00262f08" officeooo:paragraph-rsid="00262f08" fo:background-color="transparent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42391" officeooo:paragraph-rsid="0024239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029a4" officeooo:paragraph-rsid="001fd2c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1b149" officeooo:paragraph-rsid="0022fb1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05aec" officeooo:paragraph-rsid="0022fb1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05aec" officeooo:paragraph-rsid="00205a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e9e5b" officeooo:paragraph-rsid="002e9e5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use-window-font-color="true" style:font-name="Roboto" fo:font-size="12pt" fo:font-style="normal" fo:font-weight="normal" officeooo:rsid="00262f08" officeooo:paragraph-rsid="00262f0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center" style:justify-single-word="false"/>
      <style:text-properties style:use-window-font-color="true" style:font-name="Roboto" fo:font-size="18pt" fo:font-style="normal" fo:font-weight="bold" officeooo:rsid="001ebdc0" officeooo:paragraph-rsid="001ebdc0" fo:background-color="transparent" style:font-size-asian="18pt" style:font-style-asian="normal" style:font-weight-asian="bold" style:font-size-complex="18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242391" officeooo:paragraph-rsid="0024239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254f24" officeooo:paragraph-rsid="00254f2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254f24" officeooo:paragraph-rsid="002588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1ebdc0" officeooo:paragraph-rsid="001ebdc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262f08" officeooo:paragraph-rsid="00262f08" fo:background-color="transparent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use-window-font-color="true" style:font-name="Inconsolata" fo:font-size="14pt" fo:font-style="normal" fo:font-weight="bold" officeooo:rsid="002db616" officeooo:paragraph-rsid="002db616" fo:background-color="transparent" style:font-size-asian="14pt" style:font-style-asian="normal" style:font-weight-asian="bold" style:font-size-complex="14pt" style:font-style-complex="normal" style:font-weight-complex="bold"/>
    </style:style>
    <style:style style:name="P43" style:family="paragraph" style:parent-style-name="Standard">
      <style:paragraph-properties fo:text-align="start" style:justify-single-word="false"/>
      <style:text-properties style:use-window-font-color="true" style:font-name="Inconsolata" officeooo:paragraph-rsid="00242391" fo:background-color="transparent"/>
    </style:style>
    <style:style style:name="P44" style:family="paragraph" style:parent-style-name="Standard">
      <style:paragraph-properties fo:text-align="start" style:justify-single-word="false"/>
      <style:text-properties style:use-window-font-color="true" style:font-name="Inconsolata" officeooo:rsid="00254f24" officeooo:paragraph-rsid="002db616" fo:background-color="transparent"/>
    </style:style>
    <style:style style:name="P45" style:family="paragraph" style:parent-style-name="Standard">
      <style:paragraph-properties fo:text-align="start" style:justify-single-word="false"/>
      <style:text-properties style:use-window-font-color="true" style:font-name="Inconsolata" officeooo:rsid="00254f24" officeooo:paragraph-rsid="002e9e5b" fo:background-color="transparent"/>
    </style:style>
    <style:style style:name="P46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2db616" officeooo:paragraph-rsid="002db61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use-window-font-color="true" style:font-name="Inconsolata" fo:font-size="12pt" fo:font-style="normal" fo:font-weight="normal" officeooo:rsid="002db616" officeooo:paragraph-rsid="002e9e5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use-window-font-color="true" style:font-name="Roboto" officeooo:rsid="002e9e5b" officeooo:paragraph-rsid="002e9e5b" fo:background-color="transparent"/>
    </style:style>
    <style:style style:name="P49" style:family="paragraph" style:parent-style-name="Standard">
      <style:paragraph-properties fo:text-align="start" style:justify-single-word="false"/>
      <style:text-properties style:use-window-font-color="true" officeooo:paragraph-rsid="002e9e5b" fo:background-color="transparent"/>
    </style:style>
    <style:style style:name="P50" style:family="paragraph" style:parent-style-name="Standard">
      <style:paragraph-properties fo:text-align="start" style:justify-single-word="false"/>
      <style:text-properties style:use-window-font-color="true" officeooo:paragraph-rsid="00254f24" fo:background-color="transparent"/>
    </style:style>
    <style:style style:name="P51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2pt" fo:letter-spacing="normal" fo:font-style="normal" fo:font-weight="normal" officeooo:rsid="00254f24" officeooo:paragraph-rsid="00254f2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Roboto" fo:font-size="12pt" fo:letter-spacing="normal" fo:font-style="normal" fo:font-weight="normal" officeooo:rsid="00254f24" officeooo:paragraph-rsid="0027f6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Inconsolata" fo:font-size="12pt" fo:letter-spacing="normal" fo:font-style="normal" fo:font-weight="normal" officeooo:rsid="00254f24" officeooo:paragraph-rsid="00254f2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Inconsolata" fo:font-size="12pt" fo:letter-spacing="normal" fo:font-style="normal" fo:font-weight="normal" officeooo:rsid="00254f24" officeooo:paragraph-rsid="002588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Inconsolata" fo:font-size="12pt" fo:letter-spacing="normal" fo:font-style="normal" fo:font-weight="normal" officeooo:rsid="00254f24" officeooo:paragraph-rsid="002e9e5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variant="normal" fo:text-transform="none" style:use-window-font-color="true" style:font-name="Inconsolata" fo:font-size="12pt" fo:letter-spacing="normal" fo:font-style="normal" fo:font-weight="normal" officeooo:rsid="00262f08" officeooo:paragraph-rsid="00262f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" style:family="paragraph">
      <loext:graphic-properties draw:fill-color="#000000"/>
      <style:paragraph-properties fo:text-align="center"/>
      <style:text-properties fo:font-size="12pt"/>
    </style:style>
    <style:style style:name="P58" style:family="paragraph">
      <loext:graphic-properties draw:fill-color="#000000"/>
      <style:paragraph-properties fo:text-align="center"/>
    </style:style>
    <style:style style:name="P59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2e9e5b" style:font-style-asian="italic" style:font-style-complex="italic"/>
    </style:style>
    <style:style style:name="T3" style:family="text">
      <style:text-properties style:font-name="Inconsolata" fo:font-size="12pt" fo:font-style="normal" fo:font-weight="normal" officeooo:rsid="00205aec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style:font-name="Inconsolata" fo:font-size="12pt" fo:font-style="normal" fo:font-weight="normal" officeooo:rsid="0022fb14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style:font-name="Inconsolata" fo:font-size="12pt" fo:font-style="normal" fo:font-weight="normal" officeooo:rsid="0023cea0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font-name="Inconsolata" fo:font-size="12pt" fo:font-style="normal" fo:font-weight="normal" officeooo:rsid="002029a4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style:font-name="Inconsolata" fo:font-size="12pt" fo:font-style="normal" fo:font-weight="normal" officeooo:rsid="0027f66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style:font-name="Inconsolata" fo:font-size="12pt" fo:font-style="italic" fo:font-weight="normal" officeooo:rsid="0027f667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9" style:family="text">
      <style:text-properties style:font-name="Inconsolata" fo:font-weight="normal" officeooo:rsid="002029a4" style:font-weight-asian="normal" style:font-weight-complex="normal"/>
    </style:style>
    <style:style style:name="T10" style:family="text">
      <style:text-properties style:font-name="Inconsolata" fo:font-weight="normal" officeooo:rsid="00205aec" style:font-weight-asian="normal" style:font-weight-complex="normal"/>
    </style:style>
    <style:style style:name="T11" style:family="text">
      <style:text-properties style:font-name="Inconsolata" fo:font-weight="normal" officeooo:rsid="0021b149" style:font-weight-asian="normal" style:font-weight-complex="normal"/>
    </style:style>
    <style:style style:name="T12" style:family="text">
      <style:text-properties style:font-name="Inconsolata" fo:font-weight="normal" officeooo:rsid="0022fb14" style:font-weight-asian="normal" style:font-weight-complex="normal"/>
    </style:style>
    <style:style style:name="T13" style:family="text">
      <style:text-properties style:font-name="Inconsolata" fo:font-weight="normal" officeooo:rsid="0023cea0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fd2c1" style:font-weight-asian="normal" style:font-weight-complex="normal"/>
    </style:style>
    <style:style style:name="T16" style:family="text">
      <style:text-properties fo:font-weight="normal" officeooo:rsid="002029a4" style:font-weight-asian="normal" style:font-weight-complex="normal"/>
    </style:style>
    <style:style style:name="T17" style:family="text">
      <style:text-properties fo:font-weight="normal" officeooo:rsid="00205aec" style:font-weight-asian="normal" style:font-weight-complex="normal"/>
    </style:style>
    <style:style style:name="T18" style:family="text">
      <style:text-properties fo:font-weight="normal" officeooo:rsid="0021b149" style:font-weight-asian="normal" style:font-weight-complex="normal"/>
    </style:style>
    <style:style style:name="T19" style:family="text">
      <style:text-properties fo:font-weight="normal" officeooo:rsid="0022fb14" style:font-weight-asian="normal" style:font-weight-complex="normal"/>
    </style:style>
    <style:style style:name="T20" style:family="text">
      <style:text-properties fo:font-weight="normal" officeooo:rsid="0023cea0" style:font-weight-asian="normal" style:font-weight-complex="normal"/>
    </style:style>
    <style:style style:name="T21" style:family="text">
      <style:text-properties fo:font-weight="normal" officeooo:rsid="00254f24" style:font-weight-asian="normal" style:font-weight-complex="normal"/>
    </style:style>
    <style:style style:name="T22" style:family="text">
      <style:text-properties fo:font-style="normal" style:font-style-asian="normal" style:font-style-complex="normal"/>
    </style:style>
    <style:style style:name="T2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4" style:family="text">
      <style:text-properties style:font-name="Roboto"/>
    </style:style>
    <style:style style:name="T25" style:family="text">
      <style:text-properties style:font-name="Roboto" fo:font-weight="normal" officeooo:rsid="0023cea0" style:font-weight-asian="normal" style:font-weight-complex="normal"/>
    </style:style>
    <style:style style:name="T26" style:family="text">
      <style:text-properties style:font-name="Roboto" fo:font-size="12pt" fo:font-style="normal" fo:font-weight="normal" officeooo:rsid="00205aec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style:font-name="Roboto" fo:font-size="12pt" fo:font-style="normal" fo:font-weight="normal" officeooo:rsid="0022fb14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style:font-name="Roboto" fo:font-size="12pt" fo:font-style="normal" fo:font-weight="normal" officeooo:rsid="0023cea0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style:font-name="Roboto" fo:font-size="12pt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style:font-name="Roboto" fo:font-size="12pt" fo:font-style="normal" fo:font-weight="normal" officeooo:rsid="002e9e5b" style:font-size-asian="12pt" style:font-style-asian="normal" style:font-weight-asian="normal" style:font-size-complex="12pt" style:font-style-complex="normal" style:font-weight-complex="normal"/>
    </style:style>
    <style:style style:name="T3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fo:font-size="12pt" fo:font-style="normal" fo:font-weight="normal" officeooo:rsid="00242391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" style:family="text">
      <style:text-properties fo:font-size="12pt" fo:font-style="italic" fo:font-weight="normal" officeooo:rsid="00242391" style:font-size-asian="12pt" style:font-style-asian="italic" style:font-weight-asian="normal" style:font-size-complex="12pt" style:font-style-complex="italic" style:font-weight-complex="normal"/>
    </style:style>
    <style:style style:name="T36" style:family="text">
      <style:text-properties fo:font-size="12pt" fo:font-style="italic" fo:font-weight="normal" style:font-size-asian="10.5pt" style:font-style-asian="italic" style:font-weight-asian="normal" style:font-size-complex="12pt" style:font-style-complex="italic" style:font-weight-complex="normal"/>
    </style:style>
    <style:style style:name="T37" style:family="text">
      <style:text-properties fo:font-size="12pt" style:font-size-asian="10.5pt" style:font-size-complex="12pt"/>
    </style:style>
    <style:style style:name="T38" style:family="text">
      <style:text-properties fo:font-size="12pt" fo:font-weight="normal" style:font-size-asian="10.5pt" style:font-weight-asian="normal" style:font-size-complex="12pt" style:font-weight-complex="normal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officeooo:rsid="0021b149"/>
    </style:style>
    <style:style style:name="T41" style:family="text">
      <style:text-properties fo:font-variant="normal" fo:text-transform="none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font-variant="normal" fo:text-transform="none" style:font-name="arial" fo:font-size="12pt" fo:letter-spacing="normal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43" style:family="text">
      <style:text-properties fo:font-variant="normal" fo:text-transform="none" style:font-name="arial" fo:font-size="12pt" fo:letter-spacing="normal" fo:font-weight="normal" officeooo:rsid="00254f24" style:font-size-asian="12pt" style:font-weight-asian="normal" style:font-size-complex="12pt" style:font-weight-complex="normal"/>
    </style:style>
    <style:style style:name="T44" style:family="text">
      <style:text-properties fo:font-variant="normal" fo:text-transform="none" style:font-name="Roboto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45" style:family="text">
      <style:text-properties fo:font-variant="normal" fo:text-transform="none" style:font-name="Roboto" fo:font-size="12pt" fo:letter-spacing="normal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46" style:family="text">
      <style:text-properties fo:font-variant="normal" fo:text-transform="none" style:font-name="Roboto" fo:font-size="12pt" fo:letter-spacing="normal" fo:font-style="normal" fo:font-weight="normal" officeooo:rsid="002e9e5b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font-variant="normal" fo:text-transform="none" style:font-name="Roboto" fo:font-size="12pt" fo:letter-spacing="normal" fo:font-style="normal" fo:font-weight="bold" officeooo:rsid="00254f24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font-variant="normal" fo:text-transform="none" style:font-name="Inconsolata" fo:font-size="12pt" fo:letter-spacing="normal" fo:font-style="normal" fo:font-weight="normal" officeooo:rsid="00242391" style:font-size-asian="12pt" style:font-style-asian="normal" style:font-weight-asian="normal" style:font-size-complex="12pt" style:font-style-complex="normal" style:font-weight-complex="normal"/>
    </style:style>
    <style:style style:name="T49" style:family="text">
      <style:text-properties fo:font-variant="normal" fo:text-transform="none" style:font-name="Inconsolata" fo:font-size="12pt" fo:letter-spacing="normal" fo:font-style="normal" fo:font-weight="normal" officeooo:rsid="00254f24" style:font-size-asian="12pt" style:font-style-asian="normal" style:font-weight-asian="normal" style:font-size-complex="12pt" style:font-style-complex="normal" style:font-weight-complex="normal"/>
    </style:style>
    <style:style style:name="T50" style:family="text">
      <style:text-properties fo:font-variant="normal" fo:text-transform="none" style:font-name="Inconsolata" fo:font-size="12pt" fo:letter-spacing="normal" fo:font-style="normal" fo:font-weight="normal" officeooo:rsid="002e9e5b" style:font-size-asian="12pt" style:font-style-asian="normal" style:font-weight-asian="normal" style:font-size-complex="12pt" style:font-style-complex="normal" style:font-weight-complex="normal"/>
    </style:style>
    <style:style style:name="T51" style:family="text">
      <style:text-properties fo:font-variant="normal" fo:text-transform="none" style:font-name="Inconsolata" fo:font-size="12pt" fo:letter-spacing="normal" fo:font-style="normal" fo:font-weight="normal" officeooo:rsid="0027f66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52" style:family="text">
      <style:text-properties fo:font-variant="normal" fo:text-transform="none" style:font-name="Inconsolata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53" style:family="text">
      <style:text-properties fo:font-variant="normal" fo:text-transform="none" style:font-name="Inconsolata" fo:font-size="12pt" fo:letter-spacing="normal" fo:font-style="italic" fo:font-weight="normal" officeooo:rsid="00254f24" style:font-size-asian="12pt" style:font-style-asian="italic" style:font-weight-asian="normal" style:font-size-complex="12pt" style:font-style-complex="italic" style:font-weight-complex="normal"/>
    </style:style>
    <style:style style:name="T54" style:family="text">
      <style:text-properties fo:font-variant="normal" fo:text-transform="none" style:font-name="Inconsolata" fo:font-size="12pt" fo:letter-spacing="normal" fo:font-style="italic" fo:font-weight="normal" officeooo:rsid="0027f667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5" style:family="text">
      <style:text-properties fo:font-variant="normal" fo:text-transform="none" style:font-name="Inconsolata" fo:font-size="12pt" fo:letter-spacing="normal" fo:font-style="italic" fo:font-weight="normal" officeooo:rsid="00296179" fo:background-color="transparent" loext:char-shading-value="0" style:font-size-asian="10.5pt" style:font-style-asian="italic" style:font-weight-asian="normal" style:font-size-complex="12pt" style:font-style-complex="italic" style:font-weight-complex="normal"/>
    </style:style>
    <style:style style:name="T56" style:family="text">
      <style:text-properties fo:font-variant="normal" fo:text-transform="none" style:font-name="Inconsolata" fo:font-size="12pt" fo:letter-spacing="normal" fo:font-weight="normal" style:font-size-asian="12pt" style:font-weight-asian="normal" style:font-size-complex="12pt" style:font-weight-complex="normal"/>
    </style:style>
    <style:style style:name="T57" style:family="text">
      <style:text-properties fo:font-variant="normal" fo:text-transform="none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58" style:family="text">
      <style:text-properties fo:font-variant="normal" fo:text-transform="none" fo:font-size="12pt" fo:letter-spacing="normal" fo:font-style="normal" fo:font-weight="normal" officeooo:rsid="00242391" style:font-size-asian="12pt" style:font-style-asian="normal" style:font-weight-asian="normal" style:font-size-complex="12pt" style:font-style-complex="normal" style:font-weight-complex="normal"/>
    </style:style>
    <style:style style:name="T59" style:family="text">
      <style:text-properties fo:font-variant="normal" fo:text-transform="none" fo:font-size="12pt" fo:letter-spacing="normal" fo:font-style="normal" fo:font-weight="normal" officeooo:rsid="0025881b" style:font-size-asian="12pt" style:font-style-asian="normal" style:font-weight-asian="normal" style:font-size-complex="12pt" style:font-style-complex="normal" style:font-weight-complex="normal"/>
    </style:style>
    <style:style style:name="T60" style:family="text">
      <style:text-properties fo:font-variant="normal" fo:text-transform="none" fo:font-size="12pt" fo:letter-spacing="normal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1" style:family="text">
      <style:text-properties fo:font-variant="normal" fo:text-transform="none" fo:font-size="12pt" fo:letter-spacing="normal" fo:font-style="italic" fo:font-weight="normal" officeooo:rsid="00242391" style:font-size-asian="12pt" style:font-style-asian="italic" style:font-weight-asian="normal" style:font-size-complex="12pt" style:font-style-complex="italic" style:font-weight-complex="normal"/>
    </style:style>
    <style:style style:name="T62" style:family="text">
      <style:text-properties fo:font-variant="normal" fo:text-transform="none" fo:font-size="12pt" fo:letter-spacing="normal" fo:font-style="italic" fo:font-weight="normal" officeooo:rsid="0025881b" style:font-size-asian="12pt" style:font-style-asian="italic" style:font-weight-asian="normal" style:font-size-complex="12pt" style:font-style-complex="italic" style:font-weight-complex="normal"/>
    </style:style>
    <style:style style:name="T63" style:family="text">
      <style:text-properties fo:font-variant="normal" fo:text-transform="none" fo:font-size="12pt" fo:letter-spacing="normal" fo:font-style="italic" fo:font-weight="normal" officeooo:rsid="002db616" style:font-size-asian="12pt" style:font-style-asian="italic" style:font-weight-asian="normal" style:font-size-complex="12pt" style:font-style-complex="italic" style:font-weight-complex="normal"/>
    </style:style>
    <style:style style:name="T64" style:family="text">
      <style:text-properties fo:font-variant="normal" fo:text-transform="none" fo:font-size="12pt" fo:letter-spacing="normal" fo:font-style="italic" fo:font-weight="normal" officeooo:rsid="002e9e5b" style:font-size-asian="12pt" style:font-style-asian="italic" style:font-weight-asian="normal" style:font-size-complex="12pt" style:font-style-complex="italic" style:font-weight-complex="normal"/>
    </style:style>
    <style:style style:name="T65" style:family="text">
      <style:text-properties fo:font-variant="normal" fo:text-transform="none" fo:font-size="12pt" fo:letter-spacing="normal" fo:font-weight="normal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font-size="12pt" fo:letter-spacing="normal" fo:font-weight="normal" officeooo:rsid="00254f24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font-size="10pt" fo:letter-spacing="normal" fo:font-weight="normal" style:font-size-asian="10pt" style:font-weight-asian="normal" style:font-size-complex="10pt" style:font-weight-complex="normal"/>
    </style:style>
    <style:style style:name="T68" style:family="text">
      <style:text-properties fo:font-variant="normal" fo:text-transform="none" fo:font-size="10pt" fo:letter-spacing="normal" fo:font-weight="normal" officeooo:rsid="00254f24" style:font-size-asian="10pt" style:font-weight-asian="normal" style:font-size-complex="10pt" style:font-weight-complex="normal"/>
    </style:style>
    <style:style style:name="T69" style:family="text">
      <style:text-properties fo:font-variant="normal" fo:text-transform="none" fo:color="#222222" style:font-name="Inconsolata" fo:letter-spacing="normal"/>
    </style:style>
    <style:style style:name="T70" style:family="text">
      <style:text-properties fo:font-variant="normal" fo:text-transform="none" fo:color="#222222" style:font-name="Inconsolata" fo:font-size="12pt" fo:letter-spacing="normal" fo:font-style="normal" fo:font-weight="normal" officeooo:rsid="0027f66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1" style:family="text">
      <style:text-properties fo:font-variant="normal" fo:text-transform="none" fo:color="#222222" style:text-position="sub 58%" style:font-name="Inconsolata" fo:font-size="12pt" fo:letter-spacing="normal" fo:font-style="normal" fo:font-weight="normal" officeooo:rsid="0027f66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2" style:family="text">
      <style:text-properties fo:font-variant="normal" fo:text-transform="none" style:text-position="sub 58%" style:font-name="Inconsolata" fo:font-size="12pt" fo:letter-spacing="normal" fo:font-style="normal" fo:font-weight="normal" officeooo:rsid="0027f66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3" style:family="text">
      <style:text-properties style:text-position="sub 58%"/>
    </style:style>
    <style:style style:name="T74" style:family="text">
      <style:text-properties style:text-position="sub 58%" fo:font-size="12pt" fo:font-weight="normal" style:font-size-asian="10.5pt" style:font-weight-asian="normal" style:font-size-complex="12pt" style:font-weight-complex="normal"/>
    </style:style>
    <style:style style:name="T75" style:family="text">
      <style:text-properties style:text-position="sub 58%" style:font-name="Inconsolata" fo:font-size="12pt" fo:font-style="normal" fo:font-weight="normal" officeooo:rsid="0027f667" fo:background-color="transparent" loext:char-shading-value="0" style:font-size-asian="10.5pt" style:font-style-asian="normal" style:font-weight-asian="normal" style:font-size-complex="12pt" style:font-style-complex="normal" style:font-weight-complex="normal"/>
    </style:style>
    <style:style style:name="T76" style:family="text">
      <style:text-properties style:text-position="sub 58%" officeooo:rsid="002e9e5b"/>
    </style:style>
    <style:style style:name="T77" style:family="text">
      <style:text-properties style:text-position="0% 100%" fo:font-size="12pt" fo:font-weight="normal" style:font-size-asian="10.5pt" style:font-weight-asian="normal" style:font-size-complex="12pt" style:font-weight-complex="normal"/>
    </style:style>
    <style:style style:name="T78" style:family="text">
      <style:text-properties officeooo:rsid="002e9e5b"/>
    </style:style>
    <style:style style:name="T79" style:family="text">
      <style:text-properties style:font-name="arial"/>
    </style:style>
    <style:style style:name="T80" style:family="text">
      <style:text-properties officeooo:rsid="00242391"/>
    </style:style>
    <style:style style:name="T81" style:family="text">
      <style:text-properties fo:font-size="12pt"/>
    </style:style>
    <style:style style:name="Sect1" style:family="section">
      <style:section-properties text:dont-balance-text-columns="false" style:editable="false">
        <style:columns fo:column-count="2" fo:column-gap="0cm">
          <style:column-sep style:width="0.009cm" style:color="#000000" style:height="100%" style:style="solid"/>
          <style:column style:rel-width="4819*" fo:start-indent="0cm" fo:end-indent="0cm"/>
          <style:column style:rel-width="4819*" fo:start-indent="0cm" fo:end-indent="0cm"/>
        </style:columns>
      </style:section-properties>
    </style:style>
    <style:style style:name="gr1" style:family="graphic">
      <style:graphic-properties draw:stroke="solid" svg:stroke-width="0.101cm" svg:stroke-color="#000000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101cm" svg:stroke-color="#000000" draw:fill-color="#000000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MAC0444 – Sistemas Baseados em Conhecimento</text:p>
      <text:p text:style-name="P36">Lista 2</text:p>
      <text:p text:style-name="P1"/>
      <text:p text:style-name="P2"><text:span text:style-name="T39">Nome:</text:span> Luís Felipe de Melo Costa Silva</text:p>
      <text:p text:style-name="P2"><text:span text:style-name="T39">Nº USP:</text:span> 9297961</text:p>
      <text:p text:style-name="P23"/>
      <text:p text:style-name="P24">Questão 1.</text:p>
      <text:p text:style-name="P26"/>
      <text:p text:style-name="P5"><text:span text:style-name="T14">A nossa base de conhecimento </text:span><text:span text:style-name="T21">(KB) </text:span><text:span text:style-name="T14">será formada por:</text:span></text:p>
      <text:p text:style-name="P37"><text:s text:c="2"/></text:p>
      <text:section text:style-name="Sect1" text:name="Seção1">
        <text:p text:style-name="P48"><text:span text:style-name="T32">E</text:span><text:span text:style-name="T31">m implicações:</text:span></text:p>
        <text:p text:style-name="P11"><text:span text:style-name="T32"/></text:p>
        <text:p text:style-name="P11"><text:span text:style-name="T32">fezEx(</text:span><text:span text:style-name="T35">x</text:span><text:span text:style-name="T32">) </text:span><text:span text:style-name="T14">→</text:span><text:span text:style-name="T32"> vaiBem(</text:span><text:span text:style-name="T35">x</text:span><text:span text:style-name="T32">)</text:span></text:p>
        <text:p text:style-name="P11"><text:span text:style-name="T32">vaiBem(</text:span><text:span text:style-name="T35">x</text:span><text:span text:style-name="T32">) → mediaAlta(</text:span><text:span text:style-name="T35">x</text:span><text:span text:style-name="T32">)</text:span></text:p>
        <text:p text:style-name="P11"><text:span text:style-name="T32">mediaAlta(</text:span><text:span text:style-name="T35">x</text:span><text:span text:style-name="T32">) → aprovado(</text:span><text:span text:style-name="T35">x</text:span><text:span text:style-name="T32">, mac444)</text:span></text:p>
        <text:p text:style-name="P37">fezEx(João)</text:p>
        <text:p text:style-name="P37">vaiBem(Maria)</text:p>
        <text:p text:style-name="P34">Em cláusulas de Horn:</text:p>
        <text:p text:style-name="P29"/>
        <text:p text:style-name="P12"><text:span text:style-name="T33">[</text:span><text:span text:style-name="T42">¬</text:span><text:span text:style-name="T32">fezEx(</text:span><text:span text:style-name="T35">x</text:span><text:span text:style-name="T32">), vaiBem(</text:span><text:span text:style-name="T35">x</text:span><text:span text:style-name="T32">)</text:span><text:span text:style-name="T33">]</text:span></text:p>
        <text:p text:style-name="P12"><text:span text:style-name="T33">[</text:span><text:span text:style-name="T42">¬</text:span><text:span text:style-name="T32">vaiBem(</text:span><text:span text:style-name="T35">x</text:span><text:span text:style-name="T32">), mediaAlta(</text:span><text:span text:style-name="T35">x</text:span><text:span text:style-name="T32">)</text:span><text:span text:style-name="T33">]</text:span></text:p>
        <text:p text:style-name="P12"><text:span text:style-name="T33">[</text:span><text:span text:style-name="T42">¬</text:span><text:span text:style-name="T32">mediaAlta(</text:span><text:span text:style-name="T35">x</text:span><text:span text:style-name="T32">), aprovado(</text:span><text:span text:style-name="T35">x</text:span><text:span text:style-name="T32">, mac444)</text:span><text:span text:style-name="T33">]</text:span></text:p>
        <text:p text:style-name="P13"><text:span text:style-name="T33">[</text:span><text:span text:style-name="T31">fezEx(</text:span><text:span text:style-name="T34">João</text:span><text:span text:style-name="T31">)</text:span><text:span text:style-name="T33">]</text:span></text:p>
        <text:p text:style-name="P13"><text:span text:style-name="T33">[</text:span><text:span text:style-name="T31">vaiBem(</text:span><text:span text:style-name="T34">Maria</text:span><text:span text:style-name="T31">)</text:span><text:span text:style-name="T33">]</text:span></text:p>
      </text:section>
      <text:p text:style-name="P38"/>
      <text:p text:style-name="P49"><text:span text:style-name="T29">Para mostrar que João </text:span><text:span text:style-name="T30">e Maria </text:span><text:span text:style-name="T29">fo</text:span><text:span text:style-name="T30">ram</text:span><text:span text:style-name="T29"> aprovado em mac444, temos que mostrar que KB </text:span><text:span text:style-name="T44">∪</text:span><text:span text:style-name="T45"> {</text:span><text:span text:style-name="T42">¬</text:span><text:span text:style-name="T48">aprovado(</text:span><text:span text:style-name="T53">João</text:span><text:span text:style-name="T48">, mac444)</text:span><text:span text:style-name="T45">} </text:span><text:span text:style-name="T46">e </text:span><text:span text:style-name="T45">KB ∪ {</text:span><text:span text:style-name="T42">¬</text:span><text:span text:style-name="T48">aprovado(</text:span><text:span text:style-name="T53">Maria</text:span><text:span text:style-name="T48">, mac444)</text:span><text:span text:style-name="T45">} </text:span><text:span text:style-name="T46">são</text:span><text:span text:style-name="T45"> insatisfazíve</text:span><text:span text:style-name="T46">is</text:span><text:span text:style-name="T45">. Usando </text:span><text:span text:style-name="T47">resolução SLD</text:span><text:span text:style-name="T45">:</text:span></text:p>
      <text:p text:style-name="P51"/>
      <text:section text:style-name="Sect1" text:name="Seção2">
        <text:p text:style-name="P45"><text:span text:style-name="T44">KB ∪ {</text:span><text:span text:style-name="T41">¬</text:span><text:span text:style-name="T58">aprovado(</text:span><text:span text:style-name="T60">João</text:span><text:span text:style-name="T58">, mac444)</text:span><text:span text:style-name="T44">}</text:span></text:p>
        <text:p text:style-name="P45"><text:span text:style-name="T44"/></text:p>
        <text:p text:style-name="P44"><draw:line text:anchor-type="paragraph" draw:z-index="3" draw:name="Forma1" draw:style-name="gr1" draw:text-style-name="P57" svg:x1="1.184cm" svg:y1="0.416cm" svg:x2="1.184cm" svg:y2="0.84cm"><text:p/></draw:line><text:span text:style-name="T57">[¬</text:span><text:span text:style-name="T58">aprovado(</text:span><text:span text:style-name="T63">João</text:span><text:span text:style-name="T58">, mac444)</text:span><text:span text:style-name="T57">]</text:span></text:p>
        <text:p text:style-name="P53"/>
        <text:p text:style-name="P44"><draw:line text:anchor-type="paragraph" draw:z-index="2" draw:name="Forma1" draw:style-name="gr1" draw:text-style-name="P57" svg:x1="1.184cm" svg:y1="0.439cm" svg:x2="1.184cm" svg:y2="0.863cm"><text:p/></draw:line><text:span text:style-name="T57">[¬</text:span><text:span text:style-name="T58">mediaAlta(</text:span><text:span text:style-name="T60">João</text:span><text:span text:style-name="T58">)</text:span><text:span text:style-name="T57">]</text:span></text:p>
        <text:p text:style-name="P53"/>
        <text:p text:style-name="P44"><draw:line text:anchor-type="paragraph" draw:z-index="1" draw:name="Forma1" draw:style-name="gr1" draw:text-style-name="P57" svg:x1="1.184cm" svg:y1="0.439cm" svg:x2="1.184cm" svg:y2="0.863cm"><text:p/></draw:line><text:span text:style-name="T57">[¬</text:span><text:span text:style-name="T58">vaiBem(</text:span><text:span text:style-name="T63">João</text:span><text:span text:style-name="T58">)</text:span><text:span text:style-name="T57">]</text:span></text:p>
        <text:p text:style-name="P53"/>
        <text:p text:style-name="P44"><draw:line text:anchor-type="paragraph" draw:z-index="0" draw:name="Forma1" draw:style-name="gr1" draw:text-style-name="P57" svg:x1="1.184cm" svg:y1="0.439cm" svg:x2="1.184cm" svg:y2="0.863cm"><text:p/></draw:line><text:span text:style-name="T57">[¬</text:span><text:span text:style-name="T58">fezEx(</text:span><text:span text:style-name="T61">João</text:span><text:span text:style-name="T58">)</text:span><text:span text:style-name="T57">]</text:span></text:p>
        <text:p text:style-name="P53"/>
        <text:p text:style-name="P50"><text:span text:style-name="T49"><text:s text:c="4"/>[ </text:span><text:span text:style-name="T50">]</text:span></text:p>
        <text:p text:style-name="P55"><text:span text:style-name="T24"/></text:p>
        <text:p text:style-name="P55"><text:span text:style-name="T24">KB ∪ {</text:span><text:span text:style-name="T79">¬</text:span><text:span text:style-name="T80">aprovado(</text:span><text:span text:style-name="T2">Maria</text:span><text:span text:style-name="T80">, mac444)</text:span><text:span text:style-name="T24">}</text:span></text:p>
        <text:p text:style-name="P55"><text:span text:style-name="T24"/></text:p>
        <text:p text:style-name="P44"><draw:line text:anchor-type="paragraph" draw:z-index="6" draw:name="Forma1" draw:style-name="gr1" draw:text-style-name="P57" svg:x1="1.184cm" svg:y1="0.439cm" svg:x2="1.184cm" svg:y2="0.863cm"><text:p/></draw:line><text:span text:style-name="T57">[¬</text:span><text:span text:style-name="T58">aprovado(</text:span><text:span text:style-name="T63">Maria</text:span><text:span text:style-name="T58">, mac444)</text:span><text:span text:style-name="T57">]</text:span></text:p>
        <text:p text:style-name="P54"/>
        <text:p text:style-name="P44"><draw:line text:anchor-type="paragraph" draw:z-index="5" draw:name="Forma1" draw:style-name="gr1" draw:text-style-name="P57" svg:x1="1.184cm" svg:y1="0.439cm" svg:x2="1.184cm" svg:y2="0.863cm"><text:p/></draw:line><text:span text:style-name="T57">[¬</text:span><text:span text:style-name="T59">mediaAlta(</text:span><text:span text:style-name="T62">Maria</text:span><text:span text:style-name="T58">)</text:span><text:span text:style-name="T57">]</text:span></text:p>
        <text:p text:style-name="P54"/>
        <text:p text:style-name="P44"><draw:line text:anchor-type="paragraph" draw:z-index="4" draw:name="Forma1" draw:style-name="gr1" draw:text-style-name="P57" svg:x1="1.184cm" svg:y1="0.439cm" svg:x2="1.184cm" svg:y2="0.863cm"><text:p/></draw:line><text:span text:style-name="T57">[¬</text:span><text:span text:style-name="T58">vaiBem(</text:span><text:span text:style-name="T61">Maria</text:span><text:span text:style-name="T58">)</text:span><text:span text:style-name="T57">]</text:span></text:p>
        <text:p text:style-name="P54"/>
        <text:p text:style-name="P54"><text:s text:c="4"/>[ ]</text:p>
      </text:section>
      <text:p text:style-name="P39"/>
      <text:p text:style-name="P24">Questão 2.</text:p>
      <text:p text:style-name="P24"/>
      <text:p text:style-name="P9">A base de conhecimento desse exercício também pode ser escrita assim:</text:p>
      <text:p text:style-name="P9"/>
      <text:p text:style-name="P21"><text:span text:style-name="T7">A</text:span><text:span text:style-name="T75">1</text:span><text:span text:style-name="T7">(</text:span><text:span text:style-name="T8">x</text:span><text:span text:style-name="T7">) </text:span><text:span text:style-name="T69">∧ </text:span><text:span text:style-name="T51">A</text:span><text:span text:style-name="T72">2</text:span><text:span text:style-name="T51">(</text:span><text:span text:style-name="T54">x</text:span><text:span text:style-name="T51">) → P(</text:span><text:span text:style-name="T54">x</text:span><text:span text:style-name="T51">)</text:span></text:p>
      <text:p text:style-name="P21"><text:span text:style-name="T51">B</text:span><text:span text:style-name="T72">1</text:span><text:span text:style-name="T51">(</text:span><text:span text:style-name="T54">x</text:span><text:span text:style-name="T51">) </text:span><text:span text:style-name="T70">∧ B</text:span><text:span text:style-name="T72">2</text:span><text:span text:style-name="T51">(</text:span><text:span text:style-name="T54">x</text:span><text:span text:style-name="T51">) → A</text:span><text:span text:style-name="T72">1</text:span><text:span text:style-name="T51">(</text:span><text:span text:style-name="T54">x</text:span><text:span text:style-name="T51">)</text:span></text:p>
      <text:p text:style-name="P21"><text:span text:style-name="T51">B</text:span><text:span text:style-name="T72">3</text:span><text:span text:style-name="T51">(</text:span><text:span text:style-name="T54">x</text:span><text:span text:style-name="T51">) </text:span><text:span text:style-name="T70">∧ B</text:span><text:span text:style-name="T71">4</text:span><text:span text:style-name="T51">(</text:span><text:span text:style-name="T54">x</text:span><text:span text:style-name="T51">) → A</text:span><text:span text:style-name="T72">2</text:span><text:span text:style-name="T51">(</text:span><text:span text:style-name="T54">x</text:span><text:span text:style-name="T51">)</text:span></text:p>
      <text:p text:style-name="P22"><text:span text:style-name="T51">B</text:span><text:span text:style-name="T72">1</text:span><text:span text:style-name="T51">(</text:span><text:span text:style-name="T55">a</text:span><text:span text:style-name="T51">) </text:span></text:p>
      <text:p text:style-name="P22"><text:span text:style-name="T70">B</text:span><text:span text:style-name="T72">2</text:span><text:span text:style-name="T51">(</text:span><text:span text:style-name="T55">a</text:span><text:span text:style-name="T51">)</text:span></text:p>
      <text:p text:style-name="P22"><text:span text:style-name="T51">B</text:span><text:span text:style-name="T72">3</text:span><text:span text:style-name="T51">(</text:span><text:span text:style-name="T55">a</text:span><text:span text:style-name="T51">) </text:span></text:p>
      <text:p text:style-name="P22"><text:span text:style-name="T70">B</text:span><text:span text:style-name="T71">4</text:span><text:span text:style-name="T51">(</text:span><text:span text:style-name="T55">a</text:span><text:span text:style-name="T51">)</text:span></text:p>
      <text:p text:style-name="P25"/>
      <text:p text:style-name="P3"/>
      <text:p text:style-name="P3"/>
      <text:p text:style-name="P3"/>
      <text:p text:style-name="P3"/>
      <text:p text:style-name="P3"/>
      <text:p text:style-name="P3"><text:soft-page-break/>a) <text:span text:style-name="T38">Usando </text:span><text:span text:style-name="T36">backward-chaining</text:span><text:span text:style-name="T38">:</text:span></text:p>
      <text:p text:style-name="P35"/>
      <text:p text:style-name="P20"><text:span text:style-name="T38"><text:s text:c="10"/>P(</text:span><text:span text:style-name="T36">x</text:span><text:span text:style-name="T38">)</text:span></text:p>
      <text:p text:style-name="P20"><draw:line text:anchor-type="paragraph" draw:z-index="7" draw:name="Forma2" draw:style-name="gr1" draw:text-style-name="P58" svg:x1="2.454cm" svg:y1="0.081cm" svg:x2="2.454cm" svg:y2="0.425cm"><text:p/></draw:line><text:span text:style-name="T38"> <text:s text:c="12"/></text:span><text:span text:style-name="T68">x/</text:span><text:span text:style-name="T67">a</text:span></text:p>
      <text:p text:style-name="P20"><text:span text:style-name="T67"><text:s text:c="12"/></text:span><text:span text:style-name="T65">P(</text:span><text:span text:style-name="T60">a</text:span><text:span text:style-name="T65">)</text:span></text:p>
      <text:p text:style-name="P56"><draw:line text:anchor-type="paragraph" draw:z-index="8" draw:name="Forma3" draw:style-name="gr1" draw:text-style-name="P58" svg:x1="2.454cm" svg:y1="0.092cm" svg:x2="1.713cm" svg:y2="0.41cm"><text:p/></draw:line><draw:line text:anchor-type="paragraph" draw:z-index="9" draw:name="Forma4" draw:style-name="gr1" draw:text-style-name="P58" svg:x1="2.718cm" svg:y1="0.092cm" svg:x2="3.406cm" svg:y2="0.357cm"><text:p/></draw:line></text:p>
      <text:p text:style-name="P20"><text:span text:style-name="T38"><text:s text:c="5"/>A</text:span><text:span text:style-name="T74">1</text:span><text:span text:style-name="T38">(</text:span><text:span text:style-name="T36">a</text:span><text:span text:style-name="T38">) <text:s text:c="4"/>A</text:span><text:span text:style-name="T74">2</text:span><text:span text:style-name="T38">(</text:span><text:span text:style-name="T36">a</text:span><text:span text:style-name="T38">)</text:span></text:p>
      <text:p text:style-name="P41"><draw:line text:anchor-type="paragraph" draw:z-index="10" draw:name="Forma5" draw:style-name="gr1" draw:text-style-name="P58" svg:x1="1.21cm" svg:y1="0.076cm" svg:x2="0.84cm" svg:y2="0.42cm"><text:p/></draw:line><draw:line text:anchor-type="paragraph" draw:z-index="11" draw:name="Forma5" draw:style-name="gr1" draw:text-style-name="P58" svg:x1="3.459cm" svg:y1="0.062cm" svg:x2="3.089cm" svg:y2="0.406cm"><text:p/></draw:line><draw:line text:anchor-type="paragraph" draw:z-index="12" draw:name="Forma6" draw:style-name="gr1" draw:text-style-name="P58" svg:x1="1.58cm" svg:y1="0.049cm" svg:x2="1.924cm" svg:y2="0.419cm"><text:p/></draw:line><draw:line text:anchor-type="paragraph" draw:z-index="13" draw:name="Forma6" draw:style-name="gr1" draw:text-style-name="P58" svg:x1="3.776cm" svg:y1="0.081cm" svg:x2="4.12cm" svg:y2="0.451cm"><text:p/></draw:line></text:p>
      <text:p text:style-name="P20"><text:span text:style-name="T77"><text:s/>B</text:span><text:span text:style-name="T74">1</text:span><text:span text:style-name="T38">(</text:span><text:span text:style-name="T36">a</text:span><text:span text:style-name="T38">) B</text:span><text:span text:style-name="T74">2</text:span><text:span text:style-name="T38">(</text:span><text:span text:style-name="T36">a</text:span><text:span text:style-name="T38">) </text:span><text:span text:style-name="T77">B</text:span><text:span text:style-name="T74">3</text:span><text:span text:style-name="T38">(</text:span><text:span text:style-name="T36">a</text:span><text:span text:style-name="T38">) B</text:span><text:span text:style-name="T74">4</text:span><text:span text:style-name="T38">(</text:span><text:span text:style-name="T36">a</text:span><text:span text:style-name="T38">)</text:span></text:p>
      <text:p text:style-name="P41"><draw:line text:anchor-type="paragraph" draw:z-index="14" draw:name="Forma2" draw:style-name="gr1" draw:text-style-name="P58" svg:x1="0.628cm" svg:y1="0.028cm" svg:x2="0.628cm" svg:y2="0.372cm"><text:p/></draw:line><draw:line text:anchor-type="paragraph" draw:z-index="15" draw:name="Forma2" draw:style-name="gr1" draw:text-style-name="P58" svg:x1="3.194cm" svg:y1="0.055cm" svg:x2="3.194cm" svg:y2="0.399cm"><text:p/></draw:line><draw:line text:anchor-type="paragraph" draw:z-index="16" draw:name="Forma2" draw:style-name="gr1" draw:text-style-name="P58" svg:x1="4.438cm" svg:y1="0.081cm" svg:x2="4.438cm" svg:y2="0.425cm"><text:p/></draw:line><draw:line text:anchor-type="paragraph" draw:z-index="17" draw:name="Forma2" draw:style-name="gr1" draw:text-style-name="P58" svg:x1="1.94cm" svg:y1="0.097cm" svg:x2="1.94cm" svg:y2="0.441cm"><text:p/></draw:line></text:p>
      <text:p text:style-name="P41"><text:s text:c="2"/>[] <text:s text:c="3"/>[] <text:s text:c="3"/>[] <text:s text:c="3"/>[]</text:p>
      <text:p text:style-name="P41"/>
      <text:p text:style-name="P4"><text:span text:style-name="T37">b) </text:span><text:span text:style-name="T66">Usando resolução SLD, </text:span><text:span text:style-name="T65">temos que mostrar que </text:span><text:span text:style-name="T66">KB </text:span><text:span text:style-name="T65">∪</text:span><text:span text:style-name="T66"> {</text:span><text:span text:style-name="T43">¬</text:span><text:span text:style-name="T56">P(</text:span><text:span text:style-name="T52">a</text:span><text:span text:style-name="T56">)</text:span><text:span text:style-name="T66">} </text:span><text:span text:style-name="T65">é insatisfazível.</text:span></text:p>
      <text:p text:style-name="P52"/>
      <text:p text:style-name="P42"><text:span text:style-name="T65">[</text:span><text:span text:style-name="T66">¬P(</text:span><text:span text:style-name="T64">a</text:span><text:span text:style-name="T66">)</text:span><text:span text:style-name="T65">]</text:span></text:p>
      <text:p text:style-name="P24"><draw:line text:anchor-type="paragraph" draw:z-index="24" draw:name="Forma1" draw:style-name="gr2" draw:text-style-name="P57" svg:x1="0.78cm" svg:y1="0.092cm" svg:x2="0.78cm" svg:y2="0.516cm"><text:p text:style-name="P59"><text:span text:style-name="T81"/></text:p><text:p text:style-name="P59"><text:span text:style-name="T81"/></text:p><text:p text:style-name="P59"><text:span text:style-name="T81"/></text:p></draw:line></text:p>
      <text:p text:style-name="P46">[¬A<text:span text:style-name="T73">1</text:span>(<text:span text:style-name="T2">a</text:span>), ¬A<text:span text:style-name="T73">2</text:span>(<text:span text:style-name="T2">a</text:span>)<text:span text:style-name="T78">]</text:span></text:p>
      <text:p text:style-name="P24"><draw:line text:anchor-type="paragraph" draw:z-index="23" draw:name="Forma1" draw:style-name="gr2" draw:text-style-name="P57" svg:x1="0.78cm" svg:y1="0.092cm" svg:x2="0.78cm" svg:y2="0.516cm"><text:p text:style-name="P59"><text:span text:style-name="T81"/></text:p><text:p text:style-name="P59"><text:span text:style-name="T81"/></text:p><text:p text:style-name="P59"><text:span text:style-name="T81"/></text:p></draw:line></text:p>
      <text:p text:style-name="P47">[¬<text:span text:style-name="T78">B</text:span><text:span text:style-name="T73">1</text:span>(<text:span text:style-name="T2">a</text:span>), ¬<text:span text:style-name="T78">B</text:span><text:span text:style-name="T73">2</text:span>(<text:span text:style-name="T2">a</text:span>), ¬A<text:span text:style-name="T73">2</text:span>(<text:span text:style-name="T2">a</text:span>)<text:span text:style-name="T78">]</text:span></text:p>
      <text:p text:style-name="P24"><draw:line text:anchor-type="paragraph" draw:z-index="22" draw:name="Forma1" draw:style-name="gr2" draw:text-style-name="P57" svg:x1="0.78cm" svg:y1="0.157cm" svg:x2="0.78cm" svg:y2="0.581cm"><text:p text:style-name="P59"><text:span text:style-name="T81"/></text:p><text:p text:style-name="P59"><text:span text:style-name="T81"/></text:p><text:p text:style-name="P59"><text:span text:style-name="T81"/></text:p></draw:line></text:p>
      <text:p text:style-name="P47">[¬<text:span text:style-name="T78">B</text:span><text:span text:style-name="T73">1</text:span>(<text:span text:style-name="T2">a</text:span>), ¬<text:span text:style-name="T78">B</text:span><text:span text:style-name="T73">2</text:span>(<text:span text:style-name="T2">a</text:span>), ¬<text:span text:style-name="T78">B</text:span><text:span text:style-name="T76">3</text:span>(<text:span text:style-name="T2">a</text:span>), ¬<text:span text:style-name="T78">B</text:span><text:span text:style-name="T76">4</text:span>(<text:span text:style-name="T2">a</text:span>)<text:span text:style-name="T78">]</text:span></text:p>
      <text:p text:style-name="P24"><draw:line text:anchor-type="paragraph" draw:z-index="21" draw:name="Forma1" draw:style-name="gr2" draw:text-style-name="P57" svg:x1="0.78cm" svg:y1="0.132cm" svg:x2="0.78cm" svg:y2="0.556cm"><text:p text:style-name="P59"><text:span text:style-name="T81"/></text:p><text:p text:style-name="P59"><text:span text:style-name="T81"/></text:p><text:p text:style-name="P59"><text:span text:style-name="T81"/></text:p></draw:line></text:p>
      <text:p text:style-name="P47">[¬<text:span text:style-name="T78">B</text:span><text:span text:style-name="T73">2</text:span>(<text:span text:style-name="T2">a</text:span>), ¬<text:span text:style-name="T78">B</text:span><text:span text:style-name="T76">3</text:span>(<text:span text:style-name="T2">a</text:span>), ¬<text:span text:style-name="T78">B</text:span><text:span text:style-name="T76">4</text:span>(<text:span text:style-name="T2">a</text:span>)<text:span text:style-name="T78">]</text:span></text:p>
      <text:p text:style-name="P47"><draw:line text:anchor-type="paragraph" draw:z-index="20" draw:name="Forma1" draw:style-name="gr2" draw:text-style-name="P57" svg:x1="0.78cm" svg:y1="0.016cm" svg:x2="0.78cm" svg:y2="0.44cm"><text:p text:style-name="P59"><text:span text:style-name="T81"/></text:p><text:p text:style-name="P59"><text:span text:style-name="T81"/></text:p><text:p text:style-name="P59"><text:span text:style-name="T81"/></text:p></draw:line></text:p>
      <text:p text:style-name="P47">[¬<text:span text:style-name="T78">B</text:span><text:span text:style-name="T76">3</text:span>(<text:span text:style-name="T2">a</text:span>), ¬<text:span text:style-name="T78">B</text:span><text:span text:style-name="T76">4</text:span>(<text:span text:style-name="T2">a</text:span>)<text:span text:style-name="T78">]</text:span></text:p>
      <text:p text:style-name="P47"><draw:line text:anchor-type="paragraph" draw:z-index="19" draw:name="Forma1" draw:style-name="gr2" draw:text-style-name="P57" svg:x1="0.78cm" svg:y1="0.092cm" svg:x2="0.78cm" svg:y2="0.516cm"><text:p text:style-name="P59"><text:span text:style-name="T81"/></text:p><text:p text:style-name="P59"><text:span text:style-name="T81"/></text:p><text:p text:style-name="P59"><text:span text:style-name="T81"/></text:p></draw:line></text:p>
      <text:p text:style-name="P47"><draw:line text:anchor-type="paragraph" draw:z-index="18" draw:name="Forma1" draw:style-name="gr2" draw:text-style-name="P57" svg:x1="0.78cm" svg:y1="0.439cm" svg:x2="0.78cm" svg:y2="0.863cm"><text:p text:style-name="P59"><text:span text:style-name="T81"/></text:p><text:p text:style-name="P59"><text:span text:style-name="T81"/></text:p><text:p text:style-name="P59"><text:span text:style-name="T81"/></text:p></draw:line>[¬<text:span text:style-name="T78">B</text:span><text:span text:style-name="T76">4</text:span>(<text:span text:style-name="T2">a</text:span>)<text:span text:style-name="T78">]</text:span></text:p>
      <text:p text:style-name="P47"/>
      <text:p text:style-name="P47"><text:s text:c="2"/><text:span text:style-name="T78">[ ]</text:span></text:p>
      <text:p text:style-name="P24"/>
      <text:p text:style-name="P24">Questão 3.</text:p>
      <text:p text:style-name="P24"/>
      <text:p text:style-name="P6">a) <text:span text:style-name="T14">O resulta</text:span><text:span text:style-name="T16">do dessa consulta é </text:span><text:span text:style-name="T9">X = [b, d, f]</text:span><text:span text:style-name="T16">.</text:span></text:p>
      <text:p text:style-name="P30"/>
      <text:p text:style-name="P7">b) <text:span text:style-name="T17">Quando </text:span><text:span text:style-name="T18">chamamos </text:span><text:span text:style-name="T11">result/2</text:span><text:span text:style-name="T18"> como no item </text:span><text:span text:style-name="T40">a)</text:span><text:span text:style-name="T10"> </text:span><text:span text:style-name="T17">estamos passando </text:span><text:span text:style-name="T18">uma lista e uma variável. </text:span><text:span text:style-name="T19">O programa devolve uma nova lista, baseada na que foi passada, apenas com os elementos de índices pares (se a indexação começar em 1). </text:span><text:span text:style-name="T18"><text:s/></text:span><text:span text:style-name="T19">Ele trabalha assim: t</text:span><text:span text:style-name="T18">enta</text:span><text:span text:style-name="T19">ndo</text:span><text:span text:style-name="T18"> c</text:span><text:span text:style-name="T20">asar</text:span><text:span text:style-name="T18"> a variável</text:span><text:span text:style-name="T19"> </text:span><text:span text:style-name="T18">até que ela corresponda ao predicado. </text:span><text:span text:style-name="T19">O programa</text:span><text:span text:style-name="T18"> procura o primeiro fato que satisfaz o objetivo inicial e tenta instanciar as variáveis recursivamente, até chegar a um fato do programa. </text:span></text:p>
      <text:p text:style-name="P31"/>
      <text:p text:style-name="P7"><text:span text:style-name="T19">Em nossa consulta, o fato dado corresponde ao segundo caso, instanciando </text:span><text:span text:style-name="T12">X</text:span><text:span text:style-name="T19"> como </text:span><text:span text:style-name="T12">[] </text:span><text:span text:style-name="T19">e</text:span><text:span text:style-name="T12"> _ </text:span><text:span text:style-name="T17">como </text:span><text:span text:style-name="T10">[a, b, c, d, e, f, g]</text:span><text:span text:style-name="T17">. <text:s/></text:span></text:p>
      <text:p text:style-name="P32"/>
      <text:p text:style-name="P7"><text:span text:style-name="T19">A chamada resultante (</text:span><text:span text:style-name="T10">result([a, b, c, d, e, f, g], [])</text:span><text:span text:style-name="T19">) cobre o primeiro caso, </text:span><text:span text:style-name="T17">instanciando </text:span><text:span text:style-name="T10">_</text:span><text:span text:style-name="T17"> como </text:span><text:span text:style-name="T10">[a]</text:span><text:span text:style-name="T17">, </text:span><text:span text:style-name="T10">E</text:span><text:span text:style-name="T17"> como </text:span><text:span text:style-name="T10">[b]</text:span><text:span text:style-name="T17"> e </text:span><text:span text:style-name="T10">L</text:span><text:span text:style-name="T17"> como </text:span><text:span text:style-name="T10">[c, d, e, f, g]</text:span><text:span text:style-name="T17">. </text:span></text:p>
      <text:p text:style-name="P32"/>
      <text:p text:style-name="P10"><text:span text:style-name="T26">A </text:span><text:span text:style-name="T27">próxima chamada é </text:span><text:span text:style-name="T3">result([c, d, e, f, g], </text:span><text:span text:style-name="T4">M</text:span><text:span text:style-name="T3">). </text:span><text:span text:style-name="T27">Seguindo </text:span><text:span text:style-name="T28">esse processo, chegamos em </text:span><text:span text:style-name="T5">X =</text:span><text:span text:style-name="T28"> <text:s/></text:span><text:span text:style-name="T13">.(b, .(f, .(f, [])))</text:span><text:span text:style-name="T25">, que é a lista</text:span><text:span text:style-name="T13"> </text:span><text:span text:style-name="T6">X = [b, d, f].</text:span></text:p>
      <text:p text:style-name="P33"/>
      <text:p text:style-name="P8"><text:span text:style-name="T17">A </text:span><text:span text:style-name="T14">variável anônima utilizada serve para fazermos instanciações cujo o valor não nos interessa, e o programa funciona do mesmo jeito, só não mostra o valor dessas </text:span><text:soft-page-break/><text:span text:style-name="T14">instanciações. O corte utilizado faz que a primeira instanciação usada tenha que ser coberta pela segunda regra, para que não utilizemos uma lista que já tenha elementos.</text:span></text:p>
      <text:p text:style-name="P24"/>
      <text:p text:style-name="P24">Questão 4.</text:p>
      <text:p text:style-name="P24"/>
      <text:p text:style-name="P14"><text:span text:style-name="T22">a)</text:span><text:span text:style-name="T1"> </text:span><text:span text:style-name="T23">avof(Mul, Pess) :- mae(Mul, X), pai(X, Pess).</text:span></text:p>
      <text:p text:style-name="P40"><text:s text:c="3"/>avof(Mul, Pess) :- mae(Mul, X), mae(X, Pess).</text:p>
      <text:p text:style-name="P40"/>
      <text:p text:style-name="P15">b) <text:span text:style-name="T15">avom(Hom, Pess) :- pai(Hom, X), pai(X, Pess).</text:span></text:p>
      <text:p text:style-name="P17"><text:s text:c="3"/>avom(Hom, Pess) :- pai(Hom, X), mae(X, Pess).</text:p>
      <text:p text:style-name="P17"/>
      <text:p text:style-name="P15">c) <text:span text:style-name="T15">bisavom(Hom, Pess) :- pai(Hom, X), avom(X, Pess).</text:span></text:p>
      <text:p text:style-name="P17"><text:s text:c="3"/>bisavom(Hom, Pess) :- pai(Hom, X), avof(X, Pess).</text:p>
      <text:p text:style-name="P15"/>
      <text:p text:style-name="P15">d) <text:span text:style-name="T15">sao_irmaos(X,Y) :- irmaos(X, Y).</text:span></text:p>
      <text:p text:style-name="P17"><text:s text:c="3"/>sao_irmaos(X,Y) :- irmaos(Y, X).</text:p>
      <text:p text:style-name="P17"/>
      <text:p text:style-name="P17"><text:s text:c="3"/>primo_1(P1, P2) :- pai(X, P1), pai(Y, P2), sao_irmaos(X, Y).</text:p>
      <text:p text:style-name="P17"><text:s text:c="3"/>primo_1(P1, P2) :- pai(X, P1), mae(Y, P2), sao_irmaos(X, Y).</text:p>
      <text:p text:style-name="P17"><text:s text:c="3"/>primo_1(P1, P2) :- mae(X, P1), pai(Y, P2), sao_irmaos(X, Y).</text:p>
      <text:p text:style-name="P17"><text:s text:c="3"/>primo_1(P1, P2) :- mae(X, P1), mae(Y, P2), sao_irmaos(X, Y).</text:p>
      <text:p text:style-name="P17"/>
      <text:p text:style-name="P15">e) <text:span text:style-name="T15">primo(P1, P2) :- primo_1(P1,P2).</text:span></text:p>
      <text:p text:style-name="P17"/>
      <text:p text:style-name="P17"><text:s text:c="3"/>primo(P1, P2) :- pai(X, P1), pai(Y, P2), primo(X, Y).</text:p>
      <text:p text:style-name="P17"><text:s text:c="3"/>primo(P1, P2) :- pai(X, P1), mae(Y, P2), primo(X, Y).</text:p>
      <text:p text:style-name="P17"><text:s text:c="3"/>primo(P1, P2) :- mae(X, P1), pai(Y, P2), primo(X, Y).</text:p>
      <text:p text:style-name="P17"><text:s text:c="3"/>primo(P1, P2) :- mae(X, P1), mae(Y, P2), primo(X, Y).</text:p>
      <text:p text:style-name="P15"/>
      <text:p text:style-name="P16">f) <text:span text:style-name="T15">maior_de_idade(Pess) :- idade(Pess, X), X &gt; 17.</text:span></text:p>
      <text:p text:style-name="P15"/>
      <text:p text:style-name="P15">g) <text:span text:style-name="T15">pessoa(X) :- homem(X).</text:span></text:p>
      <text:p text:style-name="P17"><text:s text:c="3"/>pessoa(X) :- mulher(X).</text:p>
      <text:p text:style-name="P17"><text:s text:c="3"/>pessoas(Lista) :- findall(X, pessoa(X), Lista).</text:p>
      <text:p text:style-name="P15"/>
      <text:p text:style-name="P15">h) <text:span text:style-name="T15">mais_velho(Pess) :- idade(Pess, X), \+ (idade(_, Y), Y &gt; X).</text:span></text:p>
      <text:p text:style-name="P15"/>
      <text:p text:style-name="P15">i) <text:span text:style-name="T15">seleciona_pessoas(Pess, I, Sexo) :- Sexo = m, homem(Pess), idade(Pess, I).</text:span></text:p>
      <text:p text:style-name="P17"><text:s text:c="3"/>seleciona_pessoas(Pess, I, Sexo) :- Sexo = f, mulher(Pess), idade(Pess, I).</text:p>
      <text:p text:style-name="P18"><text:s text:c="3"/>lista_pessoas(Lista, Sexo) :- findall([Pess, I], seleciona_pessoas</text:p>
      <text:p text:style-name="P18"><text:s text:c="41"/>(Pess, I,Sexo), Lista).</text:p>
      <text:p text:style-name="P15"/>
      <text:p text:style-name="P15">j) <text:span text:style-name="T15">parentes(Hom, Mul) :- sao_irmaos(Hom, Mul).</text:span></text:p>
      <text:p text:style-name="P17"><text:s text:c="3"/>parentes(Hom, Mul) :- pai(Hom, Mul).</text:p>
      <text:p text:style-name="P17"><text:s text:c="3"/>parentes(Hom, Mul) :- mae(Mul, Hom).</text:p>
      <text:p text:style-name="P17"><text:s text:c="3"/>parentes(Hom, Mul) :- avom(Hom, Mul).</text:p>
      <text:p text:style-name="P17"><text:s text:c="3"/>parentes(Hom, Mul) :- avof(Mul, Hom).</text:p>
      <text:p text:style-name="P17"><text:s text:c="3"/>parentes(Hom, Mul) :- bisavom(Hom, Mul).</text:p>
      <text:p text:style-name="P17"><text:s text:c="3"/>parentes(Hom, Mul) :- primo(Hom, Mul).</text:p>
      <text:p text:style-name="P17"><text:s text:c="3"/>adequados(Hom, Mul) :- homem(Hom), mulher(Mul), idade(Hom, X), idade(Mul, Y), </text:p>
      <text:p text:style-name="P17"><text:s text:c="26"/>Y &lt; X+3, X &lt; Y+11, \+ (parentes(Hom, Mul)), </text:p>
      <text:p text:style-name="P17"><text:s text:c="26"/>\+ (casados(Hom, _)), \+ (casados(_, Mul)).</text:p>
      <text:p text:style-name="P19"/>
      <text:p text:style-name="P17"/>
      <text:p text:style-name="P27"/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Inconsolata" svg:font-family="Inconsolata" style:font-pitch="fixed"/>
    <style:font-face style:name="Roboto" svg:font-family="Roboto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2T18:20:11.800176968</meta:creation-date>
    <dc:date>2017-10-06T11:53:44.560298490</dc:date>
    <meta:editing-duration>PT6M19S</meta:editing-duration>
    <meta:editing-cycles>2</meta:editing-cycles>
    <meta:generator>LibreOffice/5.3.1.2$Linux_X86_64 LibreOffice_project/30m0$Build-2</meta:generator>
    <meta:document-statistic meta:table-count="0" meta:image-count="0" meta:object-count="0" meta:page-count="3" meta:paragraph-count="100" meta:word-count="664" meta:character-count="4458" meta:non-whitespace-character-count="3652"/>
  </office:meta>
</office:document-meta>
</file>